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4B084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4B084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2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36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="thin solid #000000" fo:background-color="#FF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order="thin solid #000000" fo:background-color="#F4B084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37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2">
      <style:table-cell-properties fo:border="thin solid #000000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36">
      <style:table-cell-properties fo:border="thin solid #000000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4B084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6.50875cm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3.94229166666667cm"/>
    </style:style>
    <style:style style:name="co9" style:family="table-column">
      <style:table-column-properties fo:break-before="auto" style:column-width="3.254375cm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3.14854166666667cm"/>
    </style:style>
    <style:style style:name="co12" style:family="table-column">
      <style:table-column-properties fo:break-before="auto" style:column-width="3.4925cm"/>
    </style:style>
    <style:style style:name="co13" style:family="table-column">
      <style:table-column-properties fo:break-before="auto" style:column-width="3.59833333333333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6.56166666666667cm"/>
    </style:style>
    <style:style style:name="co17" style:family="table-column">
      <style:table-column-properties fo:break-before="auto" style:column-width="2.48708333333333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3.75708333333333cm"/>
    </style:style>
    <style:style style:name="co21" style:family="table-column">
      <style:table-column-properties fo:break-before="auto" style:column-width="3.04270833333333cm"/>
    </style:style>
    <style:style style:name="co22" style:family="table-column">
      <style:table-column-properties fo:break-before="auto" style:column-width="3.62479166666667cm"/>
    </style:style>
    <style:style style:name="co23" style:family="table-column">
      <style:table-column-properties fo:break-before="auto" style:column-width="3.571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Ряд признака</text:p>
          </table:table-cell>
          <table:table-cell office:value-type="string" table:style-name="ce2">
            <text:p>Выработка</text:p>
          </table:table-cell>
          <table:table-cell office:value-type="string" table:style-name="ce3">
            <text:p>Число элементов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string" table:style-name="ce5">
            <text:p>n</text:p>
          </table:table-cell>
          <table:table-cell office:value-type="string" table:style-name="ce5">
            <text:p>Нач.знач.</text:p>
          </table:table-cell>
          <table:table-cell office:value-type="string" table:style-name="ce5">
            <text:p>Конеч.знач.</text:p>
          </table:table-cell>
          <table:table-cell office:value-type="string" table:style-name="ce5">
            <text:p>Середина пром-ка</text:p>
          </table:table-cell>
          <table:table-cell office:value-type="string" table:style-name="ce5">
            <text:p>Абсол. частота</text:p>
          </table:table-cell>
          <table:table-cell office:value-type="string" table:style-name="ce5">
            <text:p>Относ. частота</text:p>
          </table:table-cell>
          <table:table-cell office:value-type="string" table:style-name="ce5">
            <text:p>Накоп. частота</text:p>
          </table:table-cell>
          <table:table-cell office:value-type="string" table:style-name="ce5">
            <text:p>Накоп.частость</text:p>
          </table:table-cell>
          <table:table-cell table:number-columns-repeated="16370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Миним.элемент</text:p>
          </table:table-cell>
          <table:table-cell office:value-type="float" office:value="1" table:formula="of:=[.C2]" table:style-name="ce8">
            <text:p>1</text:p>
          </table:table-cell>
          <table:table-cell table:style-name="ce8"/>
          <table:table-cell office:value-type="float" office:value="1" table:style-name="ce9">
            <text:p>1</text:p>
          </table:table-cell>
          <table:table-cell office:value-type="float" office:value="1" table:formula="of:=[.E2]" table:style-name="ce8">
            <text:p>1</text:p>
          </table:table-cell>
          <table:table-cell office:value-type="float" office:value="1.6713898260242632" table:formula="of:=[.H2]+[.E5]" table:style-name="ce10">
            <text:p>1,67</text:p>
          </table:table-cell>
          <table:table-cell office:value-type="float" office:value="1.3356949130121316" table:formula="of:=([.H2]+[.I2])/2" table:style-name="ce11">
            <text:p>1,3</text:p>
          </table:table-cell>
          <table:table-cell office:value-type="float" office:value="11" table:style-name="ce8">
            <text:p>11</text:p>
          </table:table-cell>
          <table:table-cell office:value-type="float" office:value="0.11" table:formula="of:=[.$K$2]/[.$E$1]" table:style-name="ce10">
            <text:p>0,11</text:p>
          </table:table-cell>
          <table:table-cell office:value-type="float" office:value="11" table:formula="of:=[.K2]" table:style-name="ce8">
            <text:p>11</text:p>
          </table:table-cell>
          <table:table-cell office:value-type="float" office:value="0.11" table:formula="of:=[.L2]" table:style-name="ce10">
            <text:p>0,11</text:p>
          </table:table-cell>
          <table:table-cell table:number-columns-repeated="16370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Максим.элемент</text:p>
          </table:table-cell>
          <table:table-cell office:value-type="float" office:value="6" table:formula="of:=[.C101]" table:style-name="ce8">
            <text:p>6</text:p>
          </table:table-cell>
          <table:table-cell table:style-name="ce8"/>
          <table:table-cell office:value-type="float" office:value="2" table:style-name="ce9">
            <text:p>2</text:p>
          </table:table-cell>
          <table:table-cell office:value-type="float" office:value="1.6713898260242632" table:formula="of:=[.I2]" table:style-name="ce10">
            <text:p>1,67</text:p>
          </table:table-cell>
          <table:table-cell office:value-type="float" office:value="2.3427796520485265" table:formula="of:=[.H3]+[.E5]" table:style-name="ce10">
            <text:p>2,34</text:p>
          </table:table-cell>
          <table:table-cell office:value-type="float" office:value="2.0070847390363946" table:formula="of:=([.H3]+[.I3])/2" table:style-name="ce11">
            <text:p>2,0</text:p>
          </table:table-cell>
          <table:table-cell office:value-type="float" office:value="13" table:style-name="ce8">
            <text:p>13</text:p>
          </table:table-cell>
          <table:table-cell office:value-type="float" office:value="0.13" table:formula="of:=[.K3]/[.$E$1]" table:style-name="ce10">
            <text:p>0,13</text:p>
          </table:table-cell>
          <table:table-cell office:value-type="float" office:value="24" table:formula="of:=[.M2]+[.K3]" table:style-name="ce8">
            <text:p>24</text:p>
          </table:table-cell>
          <table:table-cell office:value-type="float" office:value="0.24" table:formula="of:=[.N2]+[.L3]" table:style-name="ce10">
            <text:p>0,24</text:p>
          </table:table-cell>
          <table:table-cell table:number-columns-repeated="16370" table:style-name="ce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Число промежутков</text:p>
          </table:table-cell>
          <table:table-cell office:value-type="float" office:value="7.4472382603833278" table:formula="of:=1+1.4*LN(100)" table:style-name="ce10">
            <text:p>7,45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2.3427796520485265" table:formula="of:=[.I3]" table:style-name="ce10">
            <text:p>2,34</text:p>
          </table:table-cell>
          <table:table-cell office:value-type="float" office:value="3.0141694780727897" table:formula="of:=[.H4]+[.E5]" table:style-name="ce10">
            <text:p>3,01</text:p>
          </table:table-cell>
          <table:table-cell office:value-type="float" office:value="2.6784745650606583" table:formula="of:=([.H4]+[.I4])/2" table:style-name="ce11">
            <text:p>2,7</text:p>
          </table:table-cell>
          <table:table-cell office:value-type="float" office:value="25" table:style-name="ce8">
            <text:p>25</text:p>
          </table:table-cell>
          <table:table-cell office:value-type="float" office:value="0.25" table:formula="of:=[.K4]/[.$E$1]" table:style-name="ce10">
            <text:p>0,25</text:p>
          </table:table-cell>
          <table:table-cell office:value-type="float" office:value="49" table:formula="of:=[.M3]+[.K4]" table:style-name="ce8">
            <text:p>49</text:p>
          </table:table-cell>
          <table:table-cell office:value-type="float" office:value="0.49" table:formula="of:=[.N3]+[.L4]" table:style-name="ce10">
            <text:p>0,49</text:p>
          </table:table-cell>
          <table:table-cell table:number-columns-repeated="16370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Шаг</text:p>
          </table:table-cell>
          <table:table-cell office:value-type="float" office:value="0.67138982602426334" table:formula="of:=([.E3]-[.E2])/[.E4]" table:style-name="ce10">
            <text:p>0,67</text:p>
          </table:table-cell>
          <table:table-cell table:style-name="ce8"/>
          <table:table-cell office:value-type="float" office:value="4" table:style-name="ce9">
            <text:p>4</text:p>
          </table:table-cell>
          <table:table-cell office:value-type="float" office:value="3.0141694780727897" table:formula="of:=[.I4]" table:style-name="ce10">
            <text:p>3,01</text:p>
          </table:table-cell>
          <table:table-cell office:value-type="float" office:value="3.6855593040970529" table:formula="of:=[.H5]+[.E5]" table:style-name="ce10">
            <text:p>3,69</text:p>
          </table:table-cell>
          <table:table-cell office:value-type="float" office:value="3.3498643910849211" table:formula="of:=([.H5]+[.I5])/2" table:style-name="ce11">
            <text:p>3,3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[.K5]/[.$E$1]" table:style-name="ce10">
            <text:p>0,00</text:p>
          </table:table-cell>
          <table:table-cell office:value-type="float" office:value="49" table:formula="of:=[.M4]+[.K5]" table:style-name="ce8">
            <text:p>49</text:p>
          </table:table-cell>
          <table:table-cell office:value-type="float" office:value="0.49" table:formula="of:=[.N4]+[.L5]" table:style-name="ce10">
            <text:p>0,49</text:p>
          </table:table-cell>
          <table:table-cell table:number-columns-repeated="16370" table:style-name="ce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12">
            <text:p>Среднее значение</text:p>
          </table:table-cell>
          <table:table-cell office:value-type="float" office:value="3.49" table:formula="of:=AVERAGE([.B2:.B101])" table:style-name="ce10">
            <text:p>3,49</text:p>
          </table:table-cell>
          <table:table-cell table:style-name="ce13"/>
          <table:table-cell office:value-type="float" office:value="5" table:style-name="ce9">
            <text:p>5</text:p>
          </table:table-cell>
          <table:table-cell office:value-type="float" office:value="3.6855593040970529" table:formula="of:=[.I5]" table:style-name="ce10">
            <text:p>3,69</text:p>
          </table:table-cell>
          <table:table-cell office:value-type="float" office:value="4.3569491301213166" table:formula="of:=[.H6]+[.E5]" table:style-name="ce10">
            <text:p>4,36</text:p>
          </table:table-cell>
          <table:table-cell office:value-type="float" office:value="4.0212542171091847" table:formula="of:=([.H6]+[.I6])/2" table:style-name="ce11">
            <text:p>4,0</text:p>
          </table:table-cell>
          <table:table-cell office:value-type="float" office:value="27" table:style-name="ce14">
            <text:p>27</text:p>
          </table:table-cell>
          <table:table-cell office:value-type="float" office:value="0.27" table:formula="of:=[.K6]/[.$E$1]" table:style-name="ce10">
            <text:p>0,27</text:p>
          </table:table-cell>
          <table:table-cell office:value-type="float" office:value="76" table:formula="of:=[.M5]+[.K6]" table:style-name="ce8">
            <text:p>76</text:p>
          </table:table-cell>
          <table:table-cell office:value-type="float" office:value="0.76" table:formula="of:=[.N5]+[.L6]" table:style-name="ce10">
            <text:p>0,76</text:p>
          </table:table-cell>
          <table:table-cell table:number-columns-repeated="16370" table:style-name="ce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15">
            <text:p>Модальный разряд</text:p>
          </table:table-cell>
          <table:table-cell office:value-type="float" office:value="4.1648083410937211" table:formula="of:=3.7+[.E5]*(27-0)/((27-0)+(27-15))" table:style-name="ce16">
            <text:p>4,165</text:p>
          </table:table-cell>
          <table:table-cell table:style-name="ce13"/>
          <table:table-cell office:value-type="float" office:value="6" table:style-name="ce9">
            <text:p>6</text:p>
          </table:table-cell>
          <table:table-cell office:value-type="float" office:value="4.3569491301213166" table:formula="of:=[.I6]" table:style-name="ce10">
            <text:p>4,36</text:p>
          </table:table-cell>
          <table:table-cell office:value-type="float" office:value="5.0283389561455802" table:formula="of:=[.H7]+[.E5]" table:style-name="ce10">
            <text:p>5,03</text:p>
          </table:table-cell>
          <table:table-cell office:value-type="float" office:value="4.6926440431334484" table:formula="of:=([.H7]+[.I7])/2" table:style-name="ce11">
            <text:p>4,7</text:p>
          </table:table-cell>
          <table:table-cell office:value-type="float" office:value="15" table:style-name="ce8">
            <text:p>15</text:p>
          </table:table-cell>
          <table:table-cell office:value-type="float" office:value="0.15" table:formula="of:=[.K7]/[.$E$1]" table:style-name="ce10">
            <text:p>0,15</text:p>
          </table:table-cell>
          <table:table-cell office:value-type="float" office:value="91" table:formula="of:=[.M6]+[.K7]" table:style-name="ce8">
            <text:p>91</text:p>
          </table:table-cell>
          <table:table-cell office:value-type="float" office:value="0.91" table:formula="of:=[.N6]+[.L7]" table:style-name="ce10">
            <text:p>0,91</text:p>
          </table:table-cell>
          <table:table-cell table:number-columns-repeated="16370" table:style-name="ce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string" table:style-name="ce15">
            <text:p>Медианный разряд</text:p>
          </table:table-cell>
          <table:table-cell office:value-type="float" office:value="3.7248662898527507" table:formula="of:=3.7+[.E5]*(50-49)/27" table:style-name="ce16">
            <text:p>3,725</text:p>
          </table:table-cell>
          <table:table-cell table:style-name="ce13"/>
          <table:table-cell office:value-type="float" office:value="7" table:style-name="ce9">
            <text:p>7</text:p>
          </table:table-cell>
          <table:table-cell office:value-type="float" office:value="5.0283389561455802" table:formula="of:=[.I7]" table:style-name="ce10">
            <text:p>5,03</text:p>
          </table:table-cell>
          <table:table-cell office:value-type="float" office:value="5.6997287821698439" table:formula="of:=[.I7]+[.E5]" table:style-name="ce17">
            <text:p>5,70</text:p>
          </table:table-cell>
          <table:table-cell office:value-type="float" office:value="5.3640338691577121" table:formula="of:=([.H8]+[.I8])/2" table:style-name="ce18">
            <text:p>5,4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K8]/[.$E$1]" table:style-name="ce17">
            <text:p>0,00</text:p>
          </table:table-cell>
          <table:table-cell office:value-type="float" office:value="91" table:formula="of:=[.M7]+[.K8]" table:style-name="ce19">
            <text:p>91</text:p>
          </table:table-cell>
          <table:table-cell office:value-type="float" office:value="0.91" table:formula="of:=[.N7]+[.L8]" table:style-name="ce17">
            <text:p>0,91</text:p>
          </table:table-cell>
          <table:table-cell table:number-columns-repeated="16370" table:style-name="ce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15">
            <text:p>Дисперсия</text:p>
          </table:table-cell>
          <table:table-cell office:value-type="float" office:value="1.7553933058282181" table:formula="of:=SUM([.M14:.M19])/[.E1]" table:style-name="ce10">
            <text:p>1,76</text:p>
          </table:table-cell>
          <table:table-cell table:style-name="ce13"/>
          <table:table-cell office:value-type="float" office:value="8" table:style-name="ce9">
            <text:p>8</text:p>
          </table:table-cell>
          <table:table-cell office:value-type="float" office:value="5.6997287821698439" table:formula="of:=[.I8]" table:style-name="ce10">
            <text:p>5,70</text:p>
          </table:table-cell>
          <table:table-cell office:value-type="float" office:value="6" table:formula="of:=[.E3]" table:style-name="ce19">
            <text:p>6</text:p>
          </table:table-cell>
          <table:table-cell office:value-type="float" office:value="5.849864391084922" table:formula="of:=([.H9]+[.I9])/2" table:style-name="ce17">
            <text:p>5,85</text:p>
          </table:table-cell>
          <table:table-cell office:value-type="float" office:value="9" table:style-name="ce19">
            <text:p>9</text:p>
          </table:table-cell>
          <table:table-cell office:value-type="float" office:value="0.09" table:formula="of:=[.K9]/[.$E$1]" table:style-name="ce17">
            <text:p>0,09</text:p>
          </table:table-cell>
          <table:table-cell office:value-type="float" office:value="100" table:formula="of:=[.M8]+[.K9]" table:style-name="ce19">
            <text:p>100</text:p>
          </table:table-cell>
          <table:table-cell office:value-type="float" office:value="1" table:formula="of:=[.N8]+[.L9]" table:style-name="ce17">
            <text:p>1,00</text:p>
          </table:table-cell>
          <table:table-cell table:number-columns-repeated="20" table:style-name="ce20"/>
          <table:table-cell table:number-columns-repeated="16350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string" table:style-name="ce15">
            <text:p>Среднеквадратичное отклонение</text:p>
          </table:table-cell>
          <table:table-cell office:value-type="float" office:value="1.3249125653522267" table:formula="of:=SQRT([.E9])" table:style-name="ce16">
            <text:p>1,325</text:p>
          </table:table-cell>
          <table:table-cell table:number-columns-repeated="3" table:style-name="ce13"/>
          <table:table-cell table:number-columns-repeated="2" table:style-name="ce21"/>
          <table:table-cell office:value-type="float" office:value="100" table:formula="of:=SUM([.K2:.K9])" table:style-name="ce19">
            <text:p>100</text:p>
          </table:table-cell>
          <table:table-cell office:value-type="float" office:value="1" table:formula="of:=[.K10]/[.$E$1]" table:style-name="ce17">
            <text:p>1,00</text:p>
          </table:table-cell>
          <table:table-cell table:number-columns-repeated="2" table:style-name="ce21"/>
          <table:table-cell table:number-columns-repeated="20" table:style-name="ce20"/>
          <table:table-cell table:number-columns-repeated="16350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">
            <draw:frame draw:z-index="1" draw:id="id0" draw:style-name="a0" draw:name="Диаграмма 3" svg:x="0.03189in" svg:y="0.20906in" svg:width="6.58228in" svg:height="3.3433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" table:style-name="ce13"/>
          <table:table-cell table:number-columns-repeated="5" table:style-name="ce21"/>
          <table:table-cell table:number-columns-repeated="21" table:style-name="ce20"/>
          <table:table-cell table:number-columns-repeated="16350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table:style-name="ce1"/>
          <table:table-cell table:number-columns-repeated="4" table:style-name="ce13"/>
          <table:table-cell table:number-columns-repeated="2" table:style-name="ce21"/>
          <table:table-cell office:value-type="string" table:number-columns-spanned="3" table:number-rows-spanned="1" table:style-name="ce25">
            <text:p>Дополнение к общей таблице</text:p>
          </table:table-cell>
          <table:covered-table-cell table:number-columns-repeated="2"/>
          <table:table-cell table:number-columns-repeated="21" table:style-name="ce20"/>
          <table:table-cell table:number-columns-repeated="16350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style-name="ce1"/>
          <table:table-cell table:number-columns-repeated="4" table:style-name="ce13"/>
          <table:table-cell table:number-columns-repeated="2" table:style-name="ce21"/>
          <table:table-cell office:value-type="string" table:style-name="ce22">
            <text:p>x</text:p>
          </table:table-cell>
          <table:table-cell office:value-type="string" table:style-name="ce22">
            <text:p>pi</text:p>
          </table:table-cell>
          <table:table-cell office:value-type="string" table:style-name="ce22">
            <text:p>pi*(x - xср)^2</text:p>
          </table:table-cell>
          <table:table-cell table:number-columns-repeated="21" table:style-name="ce20"/>
          <table:table-cell table:number-columns-repeated="16350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style-name="ce1"/>
          <table:table-cell table:number-columns-repeated="4" table:style-name="ce13"/>
          <table:table-cell table:number-columns-repeated="2" table:style-name="ce21"/>
          <table:table-cell office:value-type="float" office:value="1" table:style-name="ce23">
            <text:p>1</text:p>
          </table:table-cell>
          <table:table-cell office:value-type="float" office:value="11" table:style-name="ce23">
            <text:p>11</text:p>
          </table:table-cell>
          <table:table-cell office:value-type="float" office:value="51.051334486039877" table:formula="of:=[.K2]*([.J2]-[.E6])*([.J2]-[.E6])" table:style-name="ce23">
            <text:p>51,05133449</text:p>
          </table:table-cell>
          <table:table-cell table:number-columns-repeated="21" table:style-name="ce20"/>
          <table:table-cell table:number-columns-repeated="16350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table:style-name="ce1"/>
          <table:table-cell table:number-columns-repeated="4" table:style-name="ce13"/>
          <table:table-cell table:style-name="ce21"/>
          <table:table-cell table:style-name="ce24"/>
          <table:table-cell office:value-type="float" office:value="2" table:style-name="ce23">
            <text:p>2</text:p>
          </table:table-cell>
          <table:table-cell office:value-type="float" office:value="13" table:style-name="ce23">
            <text:p>13</text:p>
          </table:table-cell>
          <table:table-cell office:value-type="float" office:value="28.587489725583858" table:formula="of:=[.K3]*([.J3]-[.$E$6])*([.J3]-[.$E$6])" table:style-name="ce23">
            <text:p>28,58748973</text:p>
          </table:table-cell>
          <table:table-cell table:number-columns-repeated="21" table:style-name="ce20"/>
          <table:table-cell table:number-columns-repeated="16350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table:style-name="ce1"/>
          <table:table-cell table:number-columns-repeated="4" table:style-name="ce13"/>
          <table:table-cell table:number-columns-repeated="2" table:style-name="ce21"/>
          <table:table-cell office:value-type="float" office:value="3" table:style-name="ce23">
            <text:p>3</text:p>
          </table:table-cell>
          <table:table-cell office:value-type="float" office:value="25" table:style-name="ce23">
            <text:p>25</text:p>
          </table:table-cell>
          <table:table-cell office:value-type="float" office:value="16.464338288837201" table:formula="of:=[.K4]*([.J4]-[.$E$6])*([.J4]-[.$E$6])" table:style-name="ce23">
            <text:p>16,46433829</text:p>
          </table:table-cell>
          <table:table-cell table:number-columns-repeated="21" table:style-name="ce20"/>
          <table:table-cell table:number-columns-repeated="16350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style-name="ce1"/>
          <table:table-cell table:number-columns-repeated="4" table:style-name="ce13"/>
          <table:table-cell table:number-columns-repeated="2" table:style-name="ce21"/>
          <table:table-cell office:value-type="float" office:value="4" table:style-name="ce23">
            <text:p>4</text:p>
          </table:table-cell>
          <table:table-cell office:value-type="float" office:value="27" table:style-name="ce23">
            <text:p>27</text:p>
          </table:table-cell>
          <table:table-cell office:value-type="float" office:value="7.6202381662998997" table:formula="of:=[.K6]*([.J6]-[.$E$6])*([.J6]-[.$E$6])" table:style-name="ce23">
            <text:p>7,620238166</text:p>
          </table:table-cell>
          <table:table-cell table:number-columns-repeated="21" table:style-name="ce20"/>
          <table:table-cell table:number-columns-repeated="16350" table:style-name="ce1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table:style-name="ce1"/>
          <table:table-cell table:number-columns-repeated="4" table:style-name="ce13"/>
          <table:table-cell table:number-columns-repeated="2" table:style-name="ce21"/>
          <table:table-cell office:value-type="float" office:value="5" table:style-name="ce23">
            <text:p>5</text:p>
          </table:table-cell>
          <table:table-cell office:value-type="float" office:value="15" table:style-name="ce23">
            <text:p>15</text:p>
          </table:table-cell>
          <table:table-cell office:value-type="float" office:value="21.695290417265511" table:formula="of:=[.K7]*([.J7]-[.$E$6])*([.J7]-[.$E$6])" table:style-name="ce23">
            <text:p>21,69529042</text:p>
          </table:table-cell>
          <table:table-cell table:number-columns-repeated="21" table:style-name="ce20"/>
          <table:table-cell table:number-columns-repeated="16350" table:style-name="ce1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table:style-name="ce1"/>
          <table:table-cell table:number-columns-repeated="4" table:style-name="ce13"/>
          <table:table-cell table:number-columns-repeated="2" table:style-name="ce21"/>
          <table:table-cell office:value-type="float" office:value="6" table:style-name="ce23">
            <text:p>6</text:p>
          </table:table-cell>
          <table:table-cell office:value-type="float" office:value="9" table:style-name="ce23">
            <text:p>9</text:p>
          </table:table-cell>
          <table:table-cell office:value-type="float" office:value="50.120639498795477" table:formula="of:=[.K9]*([.J9]-[.$E$6])*([.J9]-[.$E$6])" table:style-name="ce23">
            <text:p>50,1206395</text:p>
          </table:table-cell>
          <table:table-cell table:number-columns-repeated="21" table:style-name="ce20"/>
          <table:table-cell table:number-columns-repeated="16350" table:style-name="ce1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style-name="ce1"/>
          <table:table-cell table:number-columns-repeated="4" table:style-name="ce13"/>
          <table:table-cell table:number-columns-repeated="5" table:style-name="ce21"/>
          <table:table-cell table:number-columns-repeated="21" table:style-name="ce20"/>
          <table:table-cell table:number-columns-repeated="16350" table:style-name="ce1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table:style-name="ce1"/>
          <table:table-cell table:number-columns-repeated="4" table:style-name="ce13"/>
          <table:table-cell table:style-name="ce21"/>
          <table:table-cell office:value-type="string" table:number-columns-spanned="2" table:number-rows-spanned="7" table:style-name="ce26">
            <text:p><text:span text:style-name="T2">Дополнительные сведения:</text:span><text:s/><text:span text:style-name="T3">мода<text:s/></text:span>находится в 5-ом интервале, так как именно там располагается самая большая абсолютная частота.<text:s/><text:span text:style-name="T3">Медиана</text:span>, ее место в данном ряде: 50, находится в 5 интервале.</text:p>
          </table:table-cell>
          <table:covered-table-cell/>
          <table:table-cell table:number-columns-repeated="2" table:style-name="ce21"/>
          <table:table-cell table:number-columns-repeated="21" table:style-name="ce20"/>
          <table:table-cell table:number-columns-repeated="16350" table:style-name="ce1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table:style-name="ce1"/>
          <table:table-cell table:number-columns-repeated="4" table:style-name="ce13"/>
          <table:table-cell table:style-name="ce21"/>
          <table:covered-table-cell/>
          <table:covered-table-cell/>
          <table:table-cell table:number-columns-repeated="2" table:style-name="ce21"/>
          <table:table-cell table:number-columns-repeated="21" table:style-name="ce20"/>
          <table:table-cell table:number-columns-repeated="16350" table:style-name="ce1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table:style-name="ce1"/>
          <table:table-cell table:number-columns-repeated="4" table:style-name="ce13"/>
          <table:table-cell table:style-name="ce21"/>
          <table:covered-table-cell/>
          <table:covered-table-cell/>
          <table:table-cell table:number-columns-repeated="2" table:style-name="ce21"/>
          <table:table-cell table:number-columns-repeated="21" table:style-name="ce20"/>
          <table:table-cell table:number-columns-repeated="16350" table:style-name="ce1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table:style-name="ce1"/>
          <table:table-cell table:number-columns-repeated="4" table:style-name="ce13"/>
          <table:table-cell table:style-name="ce21"/>
          <table:covered-table-cell/>
          <table:covered-table-cell/>
          <table:table-cell table:number-columns-repeated="2" table:style-name="ce21"/>
          <table:table-cell table:number-columns-repeated="21" table:style-name="ce20"/>
          <table:table-cell table:number-columns-repeated="16350" table:style-name="ce1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table:style-name="ce1"/>
          <table:table-cell table:number-columns-repeated="4" table:style-name="ce13"/>
          <table:table-cell table:style-name="ce21"/>
          <table:covered-table-cell/>
          <table:covered-table-cell/>
          <table:table-cell table:number-columns-repeated="2" table:style-name="ce21"/>
          <table:table-cell table:number-columns-repeated="21" table:style-name="ce20"/>
          <table:table-cell table:number-columns-repeated="16350" table:style-name="ce1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style-name="ce1"/>
          <table:table-cell table:number-columns-repeated="4" table:style-name="ce13"/>
          <table:table-cell table:style-name="ce21"/>
          <table:covered-table-cell/>
          <table:covered-table-cell/>
          <table:table-cell table:number-columns-repeated="2" table:style-name="ce21"/>
          <table:table-cell table:number-columns-repeated="21" table:style-name="ce20"/>
          <table:table-cell table:number-columns-repeated="16350" table:style-name="ce1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style-name="ce1"/>
          <table:table-cell table:number-columns-repeated="4" table:style-name="ce13"/>
          <table:table-cell table:style-name="ce21"/>
          <table:covered-table-cell/>
          <table:covered-table-cell/>
          <table:table-cell table:number-columns-repeated="2" table:style-name="ce21"/>
          <table:table-cell table:number-columns-repeated="21" table:style-name="ce20"/>
          <table:table-cell table:number-columns-repeated="16350" table:style-name="ce1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table:number-columns-repeated="42" table:style-name="ce20"/>
          <table:table-cell table:number-columns-repeated="16339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table:number-columns-repeated="42" table:style-name="ce20"/>
          <table:table-cell table:number-columns-repeated="16339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42" table:style-name="ce20"/>
          <table:table-cell table:number-columns-repeated="16339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42" table:style-name="ce20"/>
          <table:table-cell table:number-columns-repeated="16339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42" table:style-name="ce20"/>
          <table:table-cell table:number-columns-repeated="16339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42" table:style-name="ce20"/>
          <table:table-cell table:number-columns-repeated="16339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table:number-columns-repeated="42" table:style-name="ce20"/>
          <table:table-cell table:number-columns-repeated="16339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table:number-columns-repeated="42" table:style-name="ce20"/>
          <table:table-cell table:number-columns-repeated="16339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42" table:style-name="ce20"/>
          <table:table-cell table:number-columns-repeated="16339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42" table:style-name="ce20"/>
          <table:table-cell table:number-columns-repeated="16339"/>
        </table:table-row>
        <table:table-row table:style-name="ro2">
          <table:table-cell office:value-type="float" office:value="37" table:style-name="ce6">
            <text:p>37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42" table:style-name="ce20"/>
          <table:table-cell table:number-columns-repeated="16339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table:number-columns-repeated="42" table:style-name="ce20"/>
          <table:table-cell table:number-columns-repeated="16339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42" table:style-name="ce20"/>
          <table:table-cell table:number-columns-repeated="16339"/>
        </table:table-row>
        <table:table-row table:style-name="ro2">
          <table:table-cell office:value-type="float" office:value="40" table:style-name="ce6">
            <text:p>40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42" table:style-name="ce20"/>
          <table:table-cell table:number-columns-repeated="16339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42" table:style-name="ce20"/>
          <table:table-cell table:number-columns-repeated="16339"/>
        </table:table-row>
        <table:table-row table:style-name="ro2">
          <table:table-cell office:value-type="float" office:value="42" table:style-name="ce6">
            <text:p>42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table:number-columns-repeated="42" table:style-name="ce20"/>
          <table:table-cell table:number-columns-repeated="16339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42" table:style-name="ce20"/>
          <table:table-cell table:number-columns-repeated="16339"/>
        </table:table-row>
        <table:table-row table:style-name="ro2">
          <table:table-cell office:value-type="float" office:value="44" table:style-name="ce6">
            <text:p>44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42" table:style-name="ce20"/>
          <table:table-cell table:number-columns-repeated="16339"/>
        </table:table-row>
        <table:table-row table:style-name="ro2">
          <table:table-cell office:value-type="float" office:value="45" table:style-name="ce6">
            <text:p>45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42" table:style-name="ce20"/>
          <table:table-cell table:number-columns-repeated="16339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47" table:style-name="ce6">
            <text:p>47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48" table:style-name="ce6">
            <text:p>48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table:number-columns-repeated="16381"/>
        </table:table-row>
        <table:table-row table:style-name="ro2">
          <table:table-cell office:value-type="float" office:value="49" table:style-name="ce6">
            <text:p>49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81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53" table:style-name="ce6">
            <text:p>5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54" table:style-name="ce6">
            <text:p>5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55" table:style-name="ce6">
            <text:p>55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56" table:style-name="ce6">
            <text:p>56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57" table:style-name="ce6">
            <text:p>57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58" table:style-name="ce6">
            <text:p>58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59" table:style-name="ce6">
            <text:p>59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60" table:style-name="ce6">
            <text:p>60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61" table:style-name="ce6">
            <text:p>61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62" table:style-name="ce6">
            <text:p>6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63" table:style-name="ce6">
            <text:p>63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64" table:style-name="ce6">
            <text:p>64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65" table:style-name="ce6">
            <text:p>65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66" table:style-name="ce6">
            <text:p>66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67" table:style-name="ce6">
            <text:p>67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68" table:style-name="ce6">
            <text:p>68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69" table:style-name="ce6">
            <text:p>69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70" table:style-name="ce6">
            <text:p>70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71" table:style-name="ce6">
            <text:p>71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72" table:style-name="ce6">
            <text:p>7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73" table:style-name="ce6">
            <text:p>73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74" table:style-name="ce6">
            <text:p>74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75" table:style-name="ce6">
            <text:p>75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76" table:style-name="ce6">
            <text:p>76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float" office:value="77" table:style-name="ce6">
            <text:p>77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78" table:style-name="ce6">
            <text:p>78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79" table:style-name="ce6">
            <text:p>79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80" table:style-name="ce6">
            <text:p>80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81" table:style-name="ce6">
            <text:p>81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82" table:style-name="ce6">
            <text:p>82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83" table:style-name="ce6">
            <text:p>83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84" table:style-name="ce6">
            <text:p>8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85" table:style-name="ce6">
            <text:p>85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86" table:style-name="ce6">
            <text:p>8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87" table:style-name="ce6">
            <text:p>87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88" table:style-name="ce6">
            <text:p>88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89" table:style-name="ce6">
            <text:p>89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90" table:style-name="ce6">
            <text:p>90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91" table:style-name="ce6">
            <text:p>91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92" table:style-name="ce6">
            <text:p>92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style-name="ro2">
          <table:table-cell office:value-type="float" office:value="93" table:style-name="ce6">
            <text:p>93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style-name="ro2">
          <table:table-cell office:value-type="float" office:value="94" table:style-name="ce6">
            <text:p>94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style-name="ro2">
          <table:table-cell office:value-type="float" office:value="95" table:style-name="ce6">
            <text:p>95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style-name="ro2">
          <table:table-cell office:value-type="float" office:value="96" table:style-name="ce6">
            <text:p>96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style-name="ro2">
          <table:table-cell office:value-type="float" office:value="97" table:style-name="ce6">
            <text:p>97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style-name="ro2">
          <table:table-cell office:value-type="float" office:value="99" table:style-name="ce6">
            <text:p>99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number-rows-repeated="1048475" table:style-name="ro2">
          <table:table-cell table:number-columns-repeated="16384"/>
        </table:table-row>
      </table:table>
      <table:table table:name="Лист2" table:style-name="ta1">
        <table:table-column table:style-name="co5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0" table:default-cell-style-name="ce1"/>
        <table:table-column table:style-name="co22" table:default-cell-style-name="ce1"/>
        <table:table-column table:style-name="co23" table:default-cell-style-name="ce1"/>
        <table:table-column table:style-name="co12" table:default-cell-style-name="ce1"/>
        <table:table-column table:style-name="co5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Ряд</text:p>
          </table:table-cell>
          <table:table-cell office:value-type="string" table:style-name="ce2">
            <text:p>Выработка</text:p>
          </table:table-cell>
          <table:table-cell office:value-type="string" table:style-name="ce3">
            <text:p>Число элементов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string" table:style-name="ce5">
            <text:p>n</text:p>
          </table:table-cell>
          <table:table-cell office:value-type="string" table:style-name="ce5">
            <text:p>Нач.знач.</text:p>
          </table:table-cell>
          <table:table-cell office:value-type="string" table:style-name="ce5">
            <text:p>Конеч.знач.</text:p>
          </table:table-cell>
          <table:table-cell office:value-type="string" table:style-name="ce5">
            <text:p>Середина пром-ка</text:p>
          </table:table-cell>
          <table:table-cell office:value-type="string" table:style-name="ce5">
            <text:p>Абсол. частота</text:p>
          </table:table-cell>
          <table:table-cell office:value-type="string" table:style-name="ce5">
            <text:p>Относ. частота</text:p>
          </table:table-cell>
          <table:table-cell office:value-type="string" table:style-name="ce5">
            <text:p>Накоп. частота</text:p>
          </table:table-cell>
          <table:table-cell office:value-type="string" table:style-name="ce5">
            <text:p>Накоп.частость</text:p>
          </table:table-cell>
          <table:table-cell table:number-columns-repeated="17" table:style-name="ce20"/>
          <table:table-cell table:number-columns-repeated="1635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Миним.элемент</text:p>
          </table:table-cell>
          <table:table-cell office:value-type="float" office:value="2" table:formula="of:=[.C2]" table:style-name="ce8">
            <text:p>2</text:p>
          </table:table-cell>
          <table:table-cell table:style-name="ce8"/>
          <table:table-cell office:value-type="float" office:value="1" table:style-name="ce9">
            <text:p>1</text:p>
          </table:table-cell>
          <table:table-cell office:value-type="float" office:value="2" table:formula="of:=[.E2]" table:style-name="ce8">
            <text:p>2</text:p>
          </table:table-cell>
          <table:table-cell office:value-type="float" office:value="2.6713898260242632" table:formula="of:=[.H2]+[.E5]" table:style-name="ce10">
            <text:p>2,67</text:p>
          </table:table-cell>
          <table:table-cell office:value-type="float" office:value="2.3356949130121318" table:formula="of:=([.H2]+[.I2])/2" table:style-name="ce11">
            <text:p>2,3</text:p>
          </table:table-cell>
          <table:table-cell office:value-type="float" office:value="12" table:style-name="ce8">
            <text:p>12</text:p>
          </table:table-cell>
          <table:table-cell office:value-type="float" office:value="0.12" table:formula="of:=[.$K$2]/[.$E$1]" table:style-name="ce10">
            <text:p>0,12</text:p>
          </table:table-cell>
          <table:table-cell office:value-type="float" office:value="12" table:formula="of:=[.K2]" table:style-name="ce8">
            <text:p>12</text:p>
          </table:table-cell>
          <table:table-cell office:value-type="float" office:value="0.12" table:formula="of:=[.L2]" table:style-name="ce10">
            <text:p>0,12</text:p>
          </table:table-cell>
          <table:table-cell table:number-columns-repeated="17" table:style-name="ce20"/>
          <table:table-cell table:number-columns-repeated="16353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Максим.элемент</text:p>
          </table:table-cell>
          <table:table-cell office:value-type="float" office:value="7" table:formula="of:=[.C101]" table:style-name="ce8">
            <text:p>7</text:p>
          </table:table-cell>
          <table:table-cell table:style-name="ce8"/>
          <table:table-cell office:value-type="float" office:value="2" table:style-name="ce9">
            <text:p>2</text:p>
          </table:table-cell>
          <table:table-cell office:value-type="float" office:value="2.6713898260242632" table:formula="of:=[.I2]" table:style-name="ce10">
            <text:p>2,67</text:p>
          </table:table-cell>
          <table:table-cell office:value-type="float" office:value="3.3427796520485265" table:formula="of:=[.H3]+[.E5]" table:style-name="ce10">
            <text:p>3,34</text:p>
          </table:table-cell>
          <table:table-cell office:value-type="float" office:value="3.0070847390363946" table:formula="of:=([.H3]+[.I3])/2" table:style-name="ce11">
            <text:p>3,0</text:p>
          </table:table-cell>
          <table:table-cell office:value-type="float" office:value="20" table:style-name="ce8">
            <text:p>20</text:p>
          </table:table-cell>
          <table:table-cell office:value-type="float" office:value="0.2" table:formula="of:=[.K3]/[.$E$1]" table:style-name="ce10">
            <text:p>0,20</text:p>
          </table:table-cell>
          <table:table-cell office:value-type="float" office:value="32" table:formula="of:=[.M2]+[.K3]" table:style-name="ce8">
            <text:p>32</text:p>
          </table:table-cell>
          <table:table-cell office:value-type="float" office:value="0.32" table:formula="of:=[.N2]+[.L3]" table:style-name="ce10">
            <text:p>0,32</text:p>
          </table:table-cell>
          <table:table-cell table:number-columns-repeated="15" table:style-name="ce20"/>
          <table:table-cell table:number-columns-repeated="16355" table:style-name="ce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Число промежутков</text:p>
          </table:table-cell>
          <table:table-cell office:value-type="float" office:value="7.4472382603833278" table:formula="of:=1+1.4*LN(100)" table:style-name="ce10">
            <text:p>7,45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3.3427796520485265" table:formula="of:=[.I3]" table:style-name="ce10">
            <text:p>3,34</text:p>
          </table:table-cell>
          <table:table-cell office:value-type="float" office:value="4.0141694780727901" table:formula="of:=[.H4]+[.E5]" table:style-name="ce10">
            <text:p>4,01</text:p>
          </table:table-cell>
          <table:table-cell office:value-type="float" office:value="3.6784745650606583" table:formula="of:=([.H4]+[.I4])/2" table:style-name="ce11">
            <text:p>3,7</text:p>
          </table:table-cell>
          <table:table-cell office:value-type="float" office:value="29" table:style-name="ce14">
            <text:p>29</text:p>
          </table:table-cell>
          <table:table-cell office:value-type="float" office:value="0.28999999999999998" table:formula="of:=[.K4]/[.$E$1]" table:style-name="ce10">
            <text:p>0,29</text:p>
          </table:table-cell>
          <table:table-cell office:value-type="float" office:value="61" table:formula="of:=[.M3]+[.K4]" table:style-name="ce8">
            <text:p>61</text:p>
          </table:table-cell>
          <table:table-cell office:value-type="float" office:value="0.61" table:formula="of:=[.N3]+[.L4]" table:style-name="ce10">
            <text:p>0,61</text:p>
          </table:table-cell>
          <table:table-cell table:number-columns-repeated="15" table:style-name="ce20"/>
          <table:table-cell table:number-columns-repeated="16355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Шаг</text:p>
          </table:table-cell>
          <table:table-cell office:value-type="float" office:value="0.67138982602426334" table:formula="of:=([.E3]-[.E2])/[.E4]" table:style-name="ce10">
            <text:p>0,67</text:p>
          </table:table-cell>
          <table:table-cell table:style-name="ce8"/>
          <table:table-cell office:value-type="float" office:value="4" table:style-name="ce9">
            <text:p>4</text:p>
          </table:table-cell>
          <table:table-cell office:value-type="float" office:value="4.0141694780727901" table:formula="of:=[.I4]" table:style-name="ce10">
            <text:p>4,01</text:p>
          </table:table-cell>
          <table:table-cell office:value-type="float" office:value="4.6855593040970538" table:formula="of:=[.H5]+[.E5]" table:style-name="ce10">
            <text:p>4,69</text:p>
          </table:table-cell>
          <table:table-cell office:value-type="float" office:value="4.349864391084922" table:formula="of:=([.H5]+[.I5])/2" table:style-name="ce11">
            <text:p>4,3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[.K5]/[.$E$1]" table:style-name="ce10">
            <text:p>0,00</text:p>
          </table:table-cell>
          <table:table-cell office:value-type="float" office:value="61" table:formula="of:=[.M4]+[.K5]" table:style-name="ce8">
            <text:p>61</text:p>
          </table:table-cell>
          <table:table-cell office:value-type="float" office:value="0.61" table:formula="of:=[.N4]+[.L5]" table:style-name="ce10">
            <text:p>0,61</text:p>
          </table:table-cell>
          <table:table-cell table:number-columns-repeated="15" table:style-name="ce20"/>
          <table:table-cell table:number-columns-repeated="16355" table:style-name="ce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Среднее значение</text:p>
          </table:table-cell>
          <table:table-cell office:value-type="float" office:value="4.24" table:formula="of:=AVERAGE([.C2:.C101])" table:style-name="ce10">
            <text:p>4,24</text:p>
          </table:table-cell>
          <table:table-cell table:style-name="ce13"/>
          <table:table-cell office:value-type="float" office:value="5" table:style-name="ce9">
            <text:p>5</text:p>
          </table:table-cell>
          <table:table-cell office:value-type="float" office:value="4.6855593040970538" table:formula="of:=[.I5]" table:style-name="ce10">
            <text:p>4,69</text:p>
          </table:table-cell>
          <table:table-cell office:value-type="float" office:value="5.3569491301213175" table:formula="of:=[.H6]+[.E5]" table:style-name="ce10">
            <text:p>5,36</text:p>
          </table:table-cell>
          <table:table-cell office:value-type="float" office:value="5.0212542171091856" table:formula="of:=([.H6]+[.I6])/2" table:style-name="ce11">
            <text:p>5,0</text:p>
          </table:table-cell>
          <table:table-cell office:value-type="float" office:value="19" table:style-name="ce8">
            <text:p>19</text:p>
          </table:table-cell>
          <table:table-cell office:value-type="float" office:value="0.19" table:formula="of:=[.K6]/[.$E$1]" table:style-name="ce10">
            <text:p>0,19</text:p>
          </table:table-cell>
          <table:table-cell office:value-type="float" office:value="80" table:formula="of:=[.M5]+[.K6]" table:style-name="ce8">
            <text:p>80</text:p>
          </table:table-cell>
          <table:table-cell office:value-type="float" office:value="0.8" table:formula="of:=[.N5]+[.L6]" table:style-name="ce10">
            <text:p>0,80</text:p>
          </table:table-cell>
          <table:table-cell table:number-columns-repeated="15" table:style-name="ce20"/>
          <table:table-cell table:number-columns-repeated="16355" table:style-name="ce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string" table:style-name="ce27">
            <text:p>Модальный разряд</text:p>
          </table:table-cell>
          <table:table-cell office:value-type="float" office:value="3.4590133798478515" table:formula="of:=3.3+[.E5]*(29-20)/((29-20)+(29-0))" table:style-name="ce10">
            <text:p>3,46</text:p>
          </table:table-cell>
          <table:table-cell table:style-name="ce13"/>
          <table:table-cell office:value-type="float" office:value="6" table:style-name="ce9">
            <text:p>6</text:p>
          </table:table-cell>
          <table:table-cell office:value-type="float" office:value="5.3569491301213175" table:formula="of:=[.I6]" table:style-name="ce10">
            <text:p>5,36</text:p>
          </table:table-cell>
          <table:table-cell office:value-type="float" office:value="6.0283389561455811" table:formula="of:=[.H7]+[.E5]" table:style-name="ce10">
            <text:p>6,03</text:p>
          </table:table-cell>
          <table:table-cell office:value-type="float" office:value="5.6926440431334493" table:formula="of:=([.H7]+[.I7])/2" table:style-name="ce11">
            <text:p>5,7</text:p>
          </table:table-cell>
          <table:table-cell office:value-type="float" office:value="11" table:style-name="ce8">
            <text:p>11</text:p>
          </table:table-cell>
          <table:table-cell office:value-type="float" office:value="0.11" table:formula="of:=[.K7]/[.$E$1]" table:style-name="ce10">
            <text:p>0,11</text:p>
          </table:table-cell>
          <table:table-cell office:value-type="float" office:value="91" table:formula="of:=[.M6]+[.K7]" table:style-name="ce8">
            <text:p>91</text:p>
          </table:table-cell>
          <table:table-cell office:value-type="float" office:value="0.91" table:formula="of:=[.N6]+[.L7]" table:style-name="ce10">
            <text:p>0,91</text:p>
          </table:table-cell>
          <table:table-cell table:number-columns-repeated="15" table:style-name="ce20"/>
          <table:table-cell table:number-columns-repeated="16355" table:style-name="ce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float" office:value="2" table:style-name="ce6">
            <text:p>2</text:p>
          </table:table-cell>
          <table:table-cell office:value-type="string" table:style-name="ce27">
            <text:p>Медианный разряд</text:p>
          </table:table-cell>
          <table:table-cell office:value-type="float" office:value="4.7353363066328562" table:formula="of:=4.7+[.E5]*(50-49)/19" table:style-name="ce16">
            <text:p>4,735</text:p>
          </table:table-cell>
          <table:table-cell table:style-name="ce13"/>
          <table:table-cell office:value-type="float" office:value="7" table:style-name="ce9">
            <text:p>7</text:p>
          </table:table-cell>
          <table:table-cell office:value-type="float" office:value="6.0283389561455811" table:formula="of:=[.I7]" table:style-name="ce10">
            <text:p>6,03</text:p>
          </table:table-cell>
          <table:table-cell office:value-type="float" office:value="6.6997287821698448" table:formula="of:=[.I7]+[.E5]" table:style-name="ce10">
            <text:p>6,70</text:p>
          </table:table-cell>
          <table:table-cell office:value-type="float" office:value="6.364033869157713" table:formula="of:=([.H8]+[.I8])/2" table:style-name="ce11">
            <text:p>6,4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[.K8]/[.$E$1]" table:style-name="ce10">
            <text:p>0,00</text:p>
          </table:table-cell>
          <table:table-cell office:value-type="float" office:value="91" table:formula="of:=[.M7]+[.K8]" table:style-name="ce8">
            <text:p>91</text:p>
          </table:table-cell>
          <table:table-cell office:value-type="float" office:value="0.91" table:formula="of:=[.N7]+[.L8]" table:style-name="ce10">
            <text:p>0,91</text:p>
          </table:table-cell>
          <table:table-cell table:number-columns-repeated="15" table:style-name="ce20"/>
          <table:table-cell table:number-columns-repeated="16355" table:style-name="ce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27">
            <text:p>Дисперсия</text:p>
          </table:table-cell>
          <table:table-cell office:value-type="float" office:value="1.7917340481321082" table:formula="of:=SUM([.L14:.L19])/[.E1]" table:style-name="ce10">
            <text:p>1,79</text:p>
          </table:table-cell>
          <table:table-cell table:style-name="ce13"/>
          <table:table-cell office:value-type="float" office:value="8" table:style-name="ce9">
            <text:p>8</text:p>
          </table:table-cell>
          <table:table-cell office:value-type="float" office:value="6.6997287821698448" table:formula="of:=[.I8]" table:style-name="ce10">
            <text:p>6,70</text:p>
          </table:table-cell>
          <table:table-cell office:value-type="float" office:value="7" table:formula="of:=[.E3]" table:style-name="ce8">
            <text:p>7</text:p>
          </table:table-cell>
          <table:table-cell office:value-type="float" office:value="6.8498643910849228" table:formula="of:=([.H9]+[.I9])/2" table:style-name="ce11">
            <text:p>6,8</text:p>
          </table:table-cell>
          <table:table-cell office:value-type="float" office:value="9" table:style-name="ce8">
            <text:p>9</text:p>
          </table:table-cell>
          <table:table-cell office:value-type="float" office:value="0.09" table:formula="of:=[.K9]/[.$E$1]" table:style-name="ce10">
            <text:p>0,09</text:p>
          </table:table-cell>
          <table:table-cell office:value-type="float" office:value="100" table:formula="of:=[.M8]+[.K9]" table:style-name="ce8">
            <text:p>100</text:p>
          </table:table-cell>
          <table:table-cell office:value-type="float" office:value="1" table:formula="of:=[.N8]+[.L9]" table:style-name="ce10">
            <text:p>1,00</text:p>
          </table:table-cell>
          <table:table-cell table:number-columns-repeated="15" table:style-name="ce20"/>
          <table:table-cell table:number-columns-repeated="16355" table:style-name="ce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string" table:style-name="ce27">
            <text:p>Среднеквадратичное отклонение</text:p>
          </table:table-cell>
          <table:table-cell office:value-type="float" office:value="1.3385567033682615" table:formula="of:=SQRT([.E9])" table:style-name="ce10">
            <text:p>1,34</text:p>
          </table:table-cell>
          <table:table-cell table:number-columns-repeated="5" table:style-name="ce13"/>
          <table:table-cell office:value-type="float" office:value="100" table:formula="of:=SUM([.K2:.K9])" table:style-name="ce8">
            <text:p>100</text:p>
          </table:table-cell>
          <table:table-cell office:value-type="float" office:value="1" table:formula="of:=[.K10]/[.$E$1]" table:style-name="ce10">
            <text:p>1,00</text:p>
          </table:table-cell>
          <table:table-cell table:number-columns-repeated="2" table:style-name="ce13"/>
          <table:table-cell table:number-columns-repeated="15" table:style-name="ce20"/>
          <table:table-cell table:number-columns-repeated="16355" table:style-name="ce1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style-name="ce1">
            <draw:frame draw:z-index="1" draw:id="id1" draw:style-name="a1" draw:name="Диаграмма 1" svg:x="0.06339in" svg:y="0.19213in" svg:width="5.49921in" svg:height="3.1996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0" table:style-name="ce1"/>
          <table:table-cell table:number-columns-repeated="15" table:style-name="ce20"/>
          <table:table-cell table:number-columns-repeated="16355" table:style-name="ce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6" table:style-name="ce20"/>
          <table:table-cell office:value-type="string" table:number-columns-spanned="3" table:number-rows-spanned="1" table:style-name="ce25">
            <text:p>Дополнение к общей таблице</text:p>
          </table:table-cell>
          <table:covered-table-cell table:number-columns-repeated="2"/>
          <table:table-cell table:number-columns-repeated="17" table:style-name="ce20"/>
          <table:table-cell table:number-columns-repeated="16355" table:style-name="ce1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table:number-columns-repeated="6" table:style-name="ce20"/>
          <table:table-cell office:value-type="string" table:style-name="ce22">
            <text:p>x</text:p>
          </table:table-cell>
          <table:table-cell office:value-type="string" table:style-name="ce22">
            <text:p>pi</text:p>
          </table:table-cell>
          <table:table-cell office:value-type="string" table:style-name="ce22">
            <text:p>pi*(x - xср)^2</text:p>
          </table:table-cell>
          <table:table-cell table:number-columns-repeated="17" table:style-name="ce20"/>
          <table:table-cell table:number-columns-repeated="16355" table:style-name="ce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6" table:style-name="ce20"/>
          <table:table-cell office:value-type="float" office:value="1" table:style-name="ce23">
            <text:p>1</text:p>
          </table:table-cell>
          <table:table-cell office:value-type="float" office:value="12" table:style-name="ce23">
            <text:p>12</text:p>
          </table:table-cell>
          <table:table-cell office:value-type="float" office:value="43.516534371934476" table:formula="of:=[.K2]*([.J2]-[.$E$6])*([.J2]-[.$E$6])" table:style-name="ce23">
            <text:p>43,51653437</text:p>
          </table:table-cell>
          <table:table-cell table:number-columns-repeated="17" table:style-name="ce20"/>
          <table:table-cell table:number-columns-repeated="16355" table:style-name="ce1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table:number-columns-repeated="6" table:style-name="ce20"/>
          <table:table-cell office:value-type="float" office:value="2" table:style-name="ce23">
            <text:p>2</text:p>
          </table:table-cell>
          <table:table-cell office:value-type="float" office:value="20" table:style-name="ce23">
            <text:p>20</text:p>
          </table:table-cell>
          <table:table-cell office:value-type="float" office:value="30.401600814339115" table:formula="of:=[.K3]*([.J3]-[.$E$6])*([.J3]-[.$E$6])" table:style-name="ce23">
            <text:p>30,40160081</text:p>
          </table:table-cell>
          <table:table-cell table:number-columns-repeated="12" table:style-name="ce20"/>
          <table:table-cell table:number-columns-repeated="16360" table:style-name="ce1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table:number-columns-repeated="6" table:style-name="ce20"/>
          <table:table-cell office:value-type="float" office:value="3" table:style-name="ce23">
            <text:p>3</text:p>
          </table:table-cell>
          <table:table-cell office:value-type="float" office:value="29" table:style-name="ce23">
            <text:p>29</text:p>
          </table:table-cell>
          <table:table-cell office:value-type="float" office:value="9.1440136084306953" table:formula="of:=[.K4]*([.J4]-[.$E$6])*([.J4]-[.$E$6])" table:style-name="ce23">
            <text:p>9,144013608</text:p>
          </table:table-cell>
          <table:table-cell table:number-columns-repeated="12" table:style-name="ce20"/>
          <table:table-cell table:number-columns-repeated="16360" table:style-name="ce1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6" table:style-name="ce20"/>
          <table:table-cell office:value-type="float" office:value="4" table:style-name="ce23">
            <text:p>4</text:p>
          </table:table-cell>
          <table:table-cell office:value-type="float" office:value="19" table:style-name="ce23">
            <text:p>19</text:p>
          </table:table-cell>
          <table:table-cell office:value-type="float" office:value="11.596804883266838" table:formula="of:=[.K6]*([.J6]-[.$E$6])*([.J6]-[.$E$6])" table:style-name="ce23">
            <text:p>11,59680488</text:p>
          </table:table-cell>
          <table:table-cell table:number-columns-repeated="12" table:style-name="ce20"/>
          <table:table-cell table:number-columns-repeated="16360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table:number-columns-repeated="6" table:style-name="ce20"/>
          <table:table-cell office:value-type="float" office:value="5" table:style-name="ce23">
            <text:p>5</text:p>
          </table:table-cell>
          <table:table-cell office:value-type="float" office:value="11" table:style-name="ce23">
            <text:p>11</text:p>
          </table:table-cell>
          <table:table-cell office:value-type="float" office:value="23.21192187656203" table:formula="of:=[.K7]*([.J7]-[.$E$6])*([.J7]-[.$E$6])" table:style-name="ce23">
            <text:p>23,21192188</text:p>
          </table:table-cell>
          <table:table-cell table:number-columns-repeated="12" table:style-name="ce20"/>
          <table:table-cell table:number-columns-repeated="16360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6" table:style-name="ce20"/>
          <table:table-cell office:value-type="float" office:value="6" table:style-name="ce23">
            <text:p>6</text:p>
          </table:table-cell>
          <table:table-cell office:value-type="float" office:value="9" table:style-name="ce23">
            <text:p>9</text:p>
          </table:table-cell>
          <table:table-cell office:value-type="float" office:value="61.302529258677666" table:formula="of:=[.K9]*([.J9]-[.$E$6])*([.J9]-[.$E$6])" table:style-name="ce23">
            <text:p>61,30252926</text:p>
          </table:table-cell>
          <table:table-cell table:number-columns-repeated="12" table:style-name="ce20"/>
          <table:table-cell table:number-columns-repeated="16360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5" table:style-name="ce20"/>
          <table:table-cell office:value-type="string" table:number-columns-spanned="2" table:number-rows-spanned="7" table:style-name="ce26">
            <text:p><text:span text:style-name="T2">Дополнительные сведения:</text:span><text:s/><text:span text:style-name="T3">мода<text:s/></text:span>находится в 3-ем интервале, так как именно там располагается самая большая абсолютная частота.<text:s/><text:span text:style-name="T3">Медиана</text:span>, ее место в данном ряде: 50, находится в 5 интервале.</text:p>
          </table:table-cell>
          <table:covered-table-cell/>
          <table:table-cell table:number-columns-repeated="14" table:style-name="ce20"/>
          <table:table-cell table:number-columns-repeated="16360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5" table:style-name="ce20"/>
          <table:covered-table-cell/>
          <table:covered-table-cell/>
          <table:table-cell table:number-columns-repeated="14" table:style-name="ce20"/>
          <table:table-cell table:number-columns-repeated="16360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table:number-columns-repeated="5" table:style-name="ce20"/>
          <table:covered-table-cell/>
          <table:covered-table-cell/>
          <table:table-cell table:number-columns-repeated="14" table:style-name="ce20"/>
          <table:table-cell table:number-columns-repeated="16360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5" table:style-name="ce20"/>
          <table:covered-table-cell/>
          <table:covered-table-cell/>
          <table:table-cell table:number-columns-repeated="14" table:style-name="ce20"/>
          <table:table-cell table:number-columns-repeated="16360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5" table:style-name="ce20"/>
          <table:covered-table-cell/>
          <table:covered-table-cell/>
          <table:table-cell table:number-columns-repeated="14" table:style-name="ce20"/>
          <table:table-cell table:number-columns-repeated="16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5" table:style-name="ce20"/>
          <table:covered-table-cell/>
          <table:covered-table-cell/>
          <table:table-cell table:number-columns-repeated="14" table:style-name="ce20"/>
          <table:table-cell table:number-columns-repeated="16360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table:number-columns-repeated="5" table:style-name="ce20"/>
          <table:covered-table-cell/>
          <table:covered-table-cell/>
          <table:table-cell table:number-columns-repeated="14" table:style-name="ce20"/>
          <table:table-cell table:number-columns-repeated="16360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float" office:value="7" table:style-name="ce6">
            <text:p>7</text:p>
          </table:table-cell>
          <table:table-cell office:value-type="float" office:value="4" table:style-name="ce6">
            <text:p>4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37" table:style-name="ce6">
            <text:p>37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40" table:style-name="ce6">
            <text:p>40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42" table:style-name="ce6">
            <text:p>42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float" office:value="7" table:style-name="ce6">
            <text:p>7</text:p>
          </table:table-cell>
          <table:table-cell office:value-type="float" office:value="4" table:style-name="ce6">
            <text:p>4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44" table:style-name="ce6">
            <text:p>44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45" table:style-name="ce6">
            <text:p>45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47" table:style-name="ce6">
            <text:p>47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48" table:style-name="ce6">
            <text:p>48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49" table:style-name="ce6">
            <text:p>49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float" office:value="7" table:style-name="ce6">
            <text:p>7</text:p>
          </table:table-cell>
          <table:table-cell office:value-type="float" office:value="4" table:style-name="ce6">
            <text:p>4</text:p>
          </table:table-cell>
          <table:table-cell table:number-columns-repeated="21" table:style-name="ce20"/>
          <table:table-cell table:number-columns-repeated="16360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table:number-columns-repeated="5" table:style-name="ce20"/>
          <table:table-cell table:number-columns-repeated="16376" table:style-name="ce1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5" table:style-name="ce20"/>
          <table:table-cell table:number-columns-repeated="16376" table:style-name="ce1"/>
        </table:table-row>
        <table:table-row table:style-name="ro2">
          <table:table-cell office:value-type="float" office:value="53" table:style-name="ce6">
            <text:p>53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54" table:style-name="ce6">
            <text:p>5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55" table:style-name="ce6">
            <text:p>55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56" table:style-name="ce6">
            <text:p>56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57" table:style-name="ce6">
            <text:p>57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58" table:style-name="ce6">
            <text:p>58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59" table:style-name="ce6">
            <text:p>59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60" table:style-name="ce6">
            <text:p>60</text:p>
          </table:table-cell>
          <table:table-cell office:value-type="float" office:value="7" table:style-name="ce6">
            <text:p>7</text:p>
          </table:table-cell>
          <table:table-cell office:value-type="float" office:value="4" table:style-name="ce6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61" table:style-name="ce6">
            <text:p>61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62" table:style-name="ce6">
            <text:p>62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table:number-columns-repeated="16381" table:style-name="ce1"/>
        </table:table-row>
        <table:table-row table:style-name="ro2">
          <table:table-cell office:value-type="float" office:value="63" table:style-name="ce6">
            <text:p>63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table:number-columns-repeated="16381" table:style-name="ce1"/>
        </table:table-row>
        <table:table-row table:style-name="ro2">
          <table:table-cell office:value-type="float" office:value="64" table:style-name="ce6">
            <text:p>6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65" table:style-name="ce6">
            <text:p>65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66" table:style-name="ce6">
            <text:p>66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67" table:style-name="ce6">
            <text:p>67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68" table:style-name="ce6">
            <text:p>68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69" table:style-name="ce6">
            <text:p>69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70" table:style-name="ce6">
            <text:p>7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71" table:style-name="ce6">
            <text:p>71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72" table:style-name="ce6">
            <text:p>72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73" table:style-name="ce6">
            <text:p>7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74" table:style-name="ce6">
            <text:p>74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75" table:style-name="ce6">
            <text:p>75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76" table:style-name="ce6">
            <text:p>76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77" table:style-name="ce6">
            <text:p>77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78" table:style-name="ce6">
            <text:p>78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79" table:style-name="ce6">
            <text:p>79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80" table:style-name="ce6">
            <text:p>80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float" office:value="81" table:style-name="ce6">
            <text:p>81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style-name="ro2">
          <table:table-cell office:value-type="float" office:value="82" table:style-name="ce6">
            <text:p>82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style-name="ro2">
          <table:table-cell office:value-type="float" office:value="83" table:style-name="ce6">
            <text:p>83</text:p>
          </table:table-cell>
          <table:table-cell office:value-type="float" office:value="7" table:style-name="ce6">
            <text:p>7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style-name="ro2">
          <table:table-cell office:value-type="float" office:value="84" table:style-name="ce6">
            <text:p>84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style-name="ro2">
          <table:table-cell office:value-type="float" office:value="85" table:style-name="ce6">
            <text:p>85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style-name="ro2">
          <table:table-cell office:value-type="float" office:value="86" table:style-name="ce6">
            <text:p>86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style-name="ro2">
          <table:table-cell office:value-type="float" office:value="87" table:style-name="ce6">
            <text:p>87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style-name="ro2">
          <table:table-cell office:value-type="float" office:value="88" table:style-name="ce6">
            <text:p>88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style-name="ro2">
          <table:table-cell office:value-type="float" office:value="89" table:style-name="ce6">
            <text:p>89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style-name="ro2">
          <table:table-cell office:value-type="float" office:value="90" table:style-name="ce6">
            <text:p>90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style-name="ro2">
          <table:table-cell office:value-type="float" office:value="91" table:style-name="ce6">
            <text:p>91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table:number-columns-repeated="16381"/>
        </table:table-row>
        <table:table-row table:style-name="ro2">
          <table:table-cell office:value-type="float" office:value="92" table:style-name="ce6">
            <text:p>92</text:p>
          </table:table-cell>
          <table:table-cell office:value-type="float" office:value="2" table:style-name="ce6">
            <text:p>2</text:p>
          </table:table-cell>
          <table:table-cell office:value-type="float" office:value="7" table:style-name="ce6">
            <text:p>7</text:p>
          </table:table-cell>
          <table:table-cell table:number-columns-repeated="16381"/>
        </table:table-row>
        <table:table-row table:style-name="ro2">
          <table:table-cell office:value-type="float" office:value="93" table:style-name="ce6">
            <text:p>93</text:p>
          </table:table-cell>
          <table:table-cell office:value-type="float" office:value="2" table:style-name="ce6">
            <text:p>2</text:p>
          </table:table-cell>
          <table:table-cell office:value-type="float" office:value="7" table:style-name="ce6">
            <text:p>7</text:p>
          </table:table-cell>
          <table:table-cell table:number-columns-repeated="16381"/>
        </table:table-row>
        <table:table-row table:style-name="ro2">
          <table:table-cell office:value-type="float" office:value="94" table:style-name="ce6">
            <text:p>94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table:number-columns-repeated="16381"/>
        </table:table-row>
        <table:table-row table:style-name="ro2">
          <table:table-cell office:value-type="float" office:value="95" table:style-name="ce6">
            <text:p>95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table:number-columns-repeated="16381"/>
        </table:table-row>
        <table:table-row table:style-name="ro2">
          <table:table-cell office:value-type="float" office:value="96" table:style-name="ce6">
            <text:p>96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table:number-columns-repeated="16381"/>
        </table:table-row>
        <table:table-row table:style-name="ro2">
          <table:table-cell office:value-type="float" office:value="97" table:style-name="ce6">
            <text:p>97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6">
            <text:p>7</text:p>
          </table:table-cell>
          <table:table-cell table:number-columns-repeated="16381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table:number-columns-repeated="16381"/>
        </table:table-row>
        <table:table-row table:style-name="ro2">
          <table:table-cell office:value-type="float" office:value="99" table:style-name="ce6">
            <text:p>99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table:number-columns-repeated="16381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6">
            <text:p>7</text:p>
          </table:table-cell>
          <table:table-cell table:number-columns-repeated="16381"/>
        </table:table-row>
        <table:table-row table:number-rows-repeated="10484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Ксения</meta:initial-creator>
    <dc:creator>RePack by Diakov</dc:creator>
    <meta:creation-date>2017-12-01T07:01:44Z</meta:creation-date>
    <dc:date>2018-12-27T12:22:45Z</dc:date>
    <meta:editing-cycles>1</meta:editing-cycles>
    <meta:editing-duration>PT37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40.7182677165354pt" svg:width="473.924094488189pt" chart:style-name="Crt0">
        <chart:title chart:style-name="CT00">
          <text:p text:style-name="a0" text:class-names="" text:cond-style-name="">Гистограмма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Лист1.$G$2:.$G$9"/>
          </chart:axis>
          <chart:series chart:values-cell-range-address="Лист1.$K$2:.$K$9" chart:class="chart:bar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0.3718897637795pt" svg:width="395.9430708661417pt" chart:style-name="Crt0">
        <chart:title chart:style-name="CT00">
          <text:p text:style-name="a0" text:class-names="" text:cond-style-name="">Гистограмма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Лист2.$K$2:.$K$9" chart:class="chart:bar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